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2010000030400000372F93E51156AD3F16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Wingdings" svg:font-family="Wingdings"/>
    <style:font-face style:name="Arial6" svg:font-family="Arial" style:font-family-generic="swiss"/>
    <style:font-face style:name="Arial8" svg:font-family="Arial" style:font-pitch="variable"/>
    <style:font-face style:name="Microsoft YaHei2" svg:font-family="'Microsoft YaHei'" style:font-pitch="variable"/>
    <style:font-face style:name="Wingdings1" svg:font-family="Wingdings" style:font-pitch="variable"/>
    <style:font-face style:name="Arial2" svg:font-family="Arial" style:font-family-generic="modern" style:font-pitch="variable"/>
    <style:font-face style:name="Arial" svg:font-family="Arial" style:font-adornments="Normal" style:font-family-generic="modern" style:font-pitch="variable"/>
    <style:font-face style:name="Exo" svg:font-family="Exo" style:font-family-generic="modern" style:font-pitch="variable"/>
    <style:font-face style:name="Exo1" svg:font-family="Exo" style:font-adornments="Normal" style:font-family-generic="modern" style:font-pitch="variable"/>
    <style:font-face style:name="Liberation Sans1" svg:font-family="'Liberation Sans'" style:font-family-generic="modern" style:font-pitch="variable"/>
    <style:font-face style:name="Arial5" svg:font-family="Arial" style:font-family-generic="roman" style:font-pitch="variable"/>
    <style:font-face style:name="Arial3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7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21cm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48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052cm" fo:min-width="1.394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svg:stroke-linecap="round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0.466cm" style:use-optimal-column-width="false"/>
    </style:style>
    <style:style style:name="co2" style:family="table-column">
      <style:table-column-properties style:column-width="0.529cm" style:use-optimal-column-width="false"/>
    </style:style>
    <style:style style:name="co3" style:family="table-column">
      <style:table-column-properties style:column-width="9.005cm" style:use-optimal-column-width="false"/>
    </style:style>
    <style:style style:name="co4" style:family="table-column">
      <style:table-column-properties style:column-width="0.424cm" style:use-optimal-column-width="false"/>
    </style:style>
    <style:style style:name="co5" style:family="table-column">
      <style:table-column-properties style:column-width="0.57cm" style:use-optimal-column-width="false"/>
    </style:style>
    <style:style style:name="co6" style:family="table-column">
      <style:table-column-properties style:column-width="9.006cm" style:use-optimal-column-width="false"/>
    </style:style>
    <style:style style:name="co7" style:family="table-column">
      <style:table-column-properties style:column-width="0.528cm" style:use-optimal-column-width="false"/>
    </style:style>
    <style:style style:name="co8" style:family="table-column">
      <style:table-column-properties style:column-width="0.49cm" style:use-optimal-column-width="false"/>
    </style:style>
    <style:style style:name="co9" style:family="table-column">
      <style:table-column-properties style:column-width="9.044cm" style:use-optimal-column-width="false"/>
    </style:style>
    <style:style style:name="co10" style:family="table-column">
      <style:table-column-properties style:column-width="1.195cm" style:use-optimal-column-width="false"/>
    </style:style>
    <style:style style:name="co11" style:family="table-column">
      <style:table-column-properties style:column-width="0.548cm" style:use-optimal-column-width="false"/>
    </style:style>
    <style:style style:name="co12" style:family="table-column">
      <style:table-column-properties style:column-width="8.255cm" style:use-optimal-column-width="false"/>
    </style:style>
    <style:style style:name="co13" style:family="table-column">
      <style:table-column-properties style:column-width="0.563cm" style:use-optimal-column-width="false"/>
    </style:style>
    <style:style style:name="co14" style:family="table-column">
      <style:table-column-properties style:column-width="0.584cm" style:use-optimal-column-width="false"/>
    </style:style>
    <style:style style:name="co15" style:family="table-column">
      <style:table-column-properties style:column-width="8.853cm" style:use-optimal-column-width="false"/>
    </style:style>
    <style:style style:name="co16" style:family="table-column">
      <style:table-column-properties style:column-width="1.137cm" style:use-optimal-column-width="false"/>
    </style:style>
    <style:style style:name="co17" style:family="table-column">
      <style:table-column-properties style:column-width="7.435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37cm" style:use-optimal-row-height="false"/>
    </style:style>
    <style:style style:name="ro3" style:family="table-row">
      <style:table-row-properties style:row-height="0.613cm" style:use-optimal-row-height="false"/>
    </style:style>
    <style:style style:name="ro4" style:family="table-row">
      <style:table-row-properties style:row-height="0.617cm" style:use-optimal-row-height="false"/>
    </style:style>
    <style:style style:name="ce1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Exo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Exo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Exo" fo:font-size="8pt" fo:font-weight="bold" style:font-size-asian="8pt" style:font-weight-asian="bold" style:font-size-complex="8pt" style:font-weight-complex="bold"/>
    </style:style>
    <style:style style:name="ce4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4" fo:font-size="8pt" fo:font-weight="normal" style:font-size-asian="8pt" style:font-weight-asian="normal" style:font-size-complex="8pt" style:font-weight-complex="normal"/>
    </style:style>
    <style:style style:name="ce5" style:family="table-cell">
      <loext:graphic-properties fo:padding-top="0cm" fo:padding-bottom="0cm" fo:padding-left="0.1cm" fo:padding-right="0.1cm"/>
      <style:paragraph-properties fo:line-height="0.028cm" fo:border="0.03pt solid #ffffff"/>
      <style:text-properties style:font-name="Arial4" fo:font-size="8pt" style:font-size-asian="8pt" style:font-size-complex="8pt"/>
    </style:style>
    <style:style style:name="ce6" style:family="table-cell">
      <loext:graphic-properties fo:padding-top="0cm" fo:padding-bottom="0cm" fo:padding-left="0.1cm" fo:padding-right="0.1cm"/>
      <style:paragraph-properties fo:border="0.03pt solid #ffffff"/>
      <style:text-properties style:font-name="Arial4" fo:font-size="8pt" style:font-size-asian="8pt" style:font-size-complex="8pt"/>
    </style:style>
    <style:style style:name="ce7" style:family="table-cell">
      <loext:graphic-properties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4" fo:font-size="8pt" style:letter-kerning="true" style:font-name-asian="Microsoft YaHei" style:font-size-asian="8pt" style:font-name-complex="Arial7" style:font-size-complex="8pt"/>
    </style:style>
    <style:style style:name="ce8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1" fo:font-size="8pt" fo:font-weight="bold" style:font-size-asian="8pt" style:font-weight-asian="bold" style:font-size-complex="8pt" style:font-weight-complex="bold"/>
    </style:style>
    <style:style style:name="ce9" style:family="table-cell">
      <loext:graphic-properties draw:textarea-vertical-align="middle" fo:padding-top="0cm" fo:padding-bottom="0cm" fo:padding-left="0.1cm" fo:padding-right="0.1cm"/>
      <style:paragraph-properties fo:line-height="0.028cm" fo:border="0.03pt solid #ffffff"/>
      <style:text-properties style:font-name="Arial4" fo:font-size="8pt" style:font-size-asian="8pt" style:font-size-complex="8pt"/>
    </style:style>
    <style:style style:name="ce10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4" fo:font-size="8pt" style:font-size-asian="8pt" style:font-size-complex="8pt"/>
    </style:style>
    <style:style style:name="ce11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4" fo:font-size="8pt" style:letter-kerning="true" style:font-name-asian="Microsoft YaHei" style:font-size-asian="8pt" style:font-name-complex="Arial7" style:font-size-complex="8pt"/>
    </style:style>
    <style:style style:name="ce12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4" fo:font-size="10pt" fo:font-weight="bold" style:font-size-asian="10pt" style:font-weight-asian="bold" style:font-size-complex="10pt" style:font-weight-complex="bold"/>
    </style:style>
    <style:style style:name="ce13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4" fo:font-size="10pt" fo:font-weight="bold" style:font-size-asian="10pt" style:font-weight-asian="bold" style:font-size-complex="10pt" style:font-weight-complex="bold"/>
    </style:style>
    <style:style style:name="ce14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Exo" fo:font-size="8pt" fo:font-weight="normal" style:font-size-asian="8pt" style:font-weight-asian="normal" style:font-size-complex="8pt" style:font-weight-complex="normal"/>
    </style:style>
    <style:style style:name="ce15" style:family="table-cell">
      <loext:graphic-properties draw:textarea-vertical-align="middle" fo:padding-top="0cm" fo:padding-bottom="0cm" fo:padding-left="0.1cm" fo:padding-right="0.1cm"/>
      <style:paragraph-properties fo:line-height="0.028cm" fo:text-align="start" fo:border="0.03pt solid #ffffff"/>
      <style:text-properties style:font-name="Arial4" fo:font-size="8pt" style:font-size-asian="8pt" style:font-size-complex="8pt"/>
    </style:style>
    <style:style style:name="ce16" style:family="table-cell">
      <loext:graphic-properties draw:textarea-vertical-align="middle" fo:padding-top="0cm" fo:padding-bottom="0cm" fo:padding-left="0.1cm" fo:padding-right="0.1cm"/>
      <style:paragraph-properties fo:text-align="start" fo:border="0.03pt solid #ffffff"/>
      <style:text-properties style:font-name="Arial4" fo:font-size="8pt" style:font-size-asian="8pt" style:font-size-complex="8pt"/>
    </style:style>
    <style:style style:name="ce17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align="start" fo:text-indent="0cm" fo:border="0.03pt solid #ffffff"/>
      <style:text-properties style:use-window-font-color="true" loext:opacity="0%" style:font-name="Exo" fo:font-size="8pt" fo:font-style="italic" fo:font-weight="normal" style:letter-kerning="true" style:font-name-asian="Microsoft YaHei" style:font-size-asian="8pt" style:font-style-asian="italic" style:font-weight-asian="normal" style:font-name-complex="Arial7" style:font-size-complex="8pt" style:font-style-complex="italic" style:font-weight-complex="normal"/>
    </style:style>
    <style:style style:name="ce18" style:family="table-cell">
      <loext:graphic-properties draw:textarea-vertical-align="middle" fo:padding-top="0cm" fo:padding-bottom="0cm" fo:padding-left="0.1cm" fo:padding-right="0.1cm"/>
      <style:paragraph-properties fo:line-height="0.028cm" fo:border="0.03pt solid #ffffff"/>
      <style:text-properties style:font-name="Arial1" fo:font-size="8pt" style:font-size-asian="8pt" style:font-size-complex="8pt"/>
    </style:style>
    <style:style style:name="ce19" style:family="table-cell">
      <loext:graphic-properties draw:textarea-vertical-align="middle" fo:padding-top="0cm" fo:padding-bottom="0cm" fo:padding-left="0.1cm" fo:padding-right="0.1cm"/>
      <style:paragraph-properties fo:border="0.03pt solid #ffffff"/>
      <style:text-properties style:font-name="Arial1" fo:font-size="8pt" style:font-size-asian="8pt" style:font-size-complex="8pt"/>
    </style:style>
    <style:style style:name="ce20" style:family="table-cell">
      <loext:graphic-properties draw:textarea-vertical-align="middle" fo:padding-top="0cm" fo:padding-bottom="0cm" fo:padding-left="0.1cm" fo:padding-right="0.1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1" fo:font-size="8pt" style:letter-kerning="true" style:font-name-asian="Microsoft YaHei" style:font-size-asian="8pt" style:font-name-complex="Arial7" style:font-size-complex="8pt"/>
    </style:style>
    <style:style style:name="ce21" style:family="table-cell">
      <loext:graphic-properties draw:textarea-vertical-align="middle" fo:padding-top="0cm" fo:padding-bottom="0cm" fo:padding-left="0.1cm" fo:padding-right="0.1cm"/>
      <style:paragraph-properties fo:text-align="center" fo:border="0.03pt solid #ffffff"/>
      <style:text-properties style:font-name="Arial1" fo:font-size="8pt" fo:font-weight="normal" style:font-size-asian="8pt" style:font-weight-asian="normal" style:font-size-complex="8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Ex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style:paragraph-properties fo:text-align="center"/>
      <style:text-properties style:font-name="Exo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style:font-name="Arial4"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style:font-name="Exo"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Exo" fo:font-size="8pt" fo:font-style="italic" fo:font-weight="normal" style:letter-kerning="true" style:font-name-asian="Microsoft YaHei" style:font-size-asian="8pt" style:font-style-asian="italic" style:font-weight-asian="normal" style:font-name-complex="Arial7" style:font-size-complex="8pt" style:font-style-complex="italic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Ex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style:font-name="Exo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Exo" fo:font-size="8pt" fo:font-weight="bold" style:font-name-asian="Arial6" style:font-size-asian="8pt" style:font-weight-asian="bold" style:font-name-complex="Arial6" style:font-size-complex="8pt" style:font-weight-complex="bold"/>
    </style:style>
    <style:style style:name="T4" style:family="text">
      <style:text-properties style:font-name="Exo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use-window-font-color="true" loext:opacity="0%" style:font-name="Exo" fo:font-size="8pt" fo:font-style="italic" fo:font-weight="normal" style:letter-kerning="true" style:font-name-asian="Microsoft YaHei" style:font-size-asian="8pt" style:font-style-asian="italic" style:font-weight-asian="normal" style:font-name-complex="Arial7" style:font-size-complex="8pt" style:font-style-complex="italic" style:font-weight-complex="normal"/>
    </style:style>
    <style:style style:name="T6" style:family="text">
      <style:text-properties style:font-name="Exo" fo:font-size="8pt" fo:font-weight="bold" style:font-name-asian="Wingdings" style:font-size-asian="8pt" style:font-weight-asian="bold" style:font-name-complex="Wingdings" style:font-size-complex="8pt" style:font-weight-complex="bold"/>
    </style:style>
    <style:style style:name="T7" style:family="text">
      <style:text-properties style:font-name="Exo" fo:font-size="8pt" fo:font-weight="bold" style:font-size-asian="8pt" style:font-weight-asian="bold" style:font-size-complex="8pt" style:font-weight-complex="bold"/>
    </style:style>
    <style:style style:name="T8" style:family="text">
      <style:text-properties style:use-window-font-color="true" loext:opacity="0%" style:font-name="Exo" fo:font-size="8pt" fo:font-weight="bold" style:letter-kerning="true" style:font-name-asian="Wingdings" style:font-size-asian="8pt" style:font-weight-asian="bold" style:font-name-complex="Wingdings" style:font-size-complex="8pt" style:font-weight-complex="bold"/>
    </style:style>
    <style:style style:name="T9" style:family="text">
      <style:text-properties style:use-window-font-color="true" loext:opacity="0%" style:font-name="Exo" fo:font-size="8pt" fo:font-weight="bold" style:letter-kerning="true" style:font-name-asian="Microsoft YaHei" style:font-size-asian="8pt" style:font-weight-asian="bold" style:font-name-complex="Arial7" style:font-size-complex="8pt" style:font-weight-complex="bold"/>
    </style:style>
    <style:style style:name="T10" style:family="text">
      <style:text-properties style:use-window-font-color="true" loext:opacity="0%" style:font-name="Exo" fo:font-size="8pt" fo:font-weight="bold" style:letter-kerning="true" style:font-name-asian="Arial6" style:font-size-asian="8pt" style:font-weight-asian="bold" style:font-name-complex="Arial6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6cm" svg:height="12.75cm" svg:x="12.625cm" svg:y="7.385cm">
          <draw:image xlink:href="Pictures/100002010000030400000372F93E51156AD3F167.png" xlink:type="simple" xlink:show="embed" xlink:actuate="onLoad" draw:mime-type="image/png">
            <text:p/>
          </draw:image>
        </draw:frame>
        <draw:frame draw:style-name="gr2" draw:text-style-name="P2" draw:layer="layout" svg:width="27.836cm" svg:height="1.471cm" svg:x="0.049cm" svg:y="0.012cm">
          <draw:text-box>
            <text:p><text:span text:style-name="T1">Elite: Dangerous - VKB Gladiator NXT Premium Left Bindings</text:span></text:p>
          </draw:text-box>
        </draw:frame>
        <draw:frame draw:style-name="standard" xml:id="id7" draw:id="id7" draw:layer="layout" svg:width="9.999cm" svg:height="3.784cm" svg:x="2.635cm" svg:y="6.35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1"><text:span text:style-name="T2">A4</text:span></text:p>
              </table:table-cell>
              <table:covered-table-cell/>
              <table:covered-table-cell/>
            </table:table-row>
            <table:table-row table:style-name="ro2">
              <table:table-cell table:style-name="ce3">
                <text:p text:style-name="P3"><text:span text:style-name="T3">˄</text:span></text:p>
              </table:table-cell>
              <table:table-cell table:style-name="ce4">
                <text:p text:style-name="P4"><text:span text:style-name="T4">11</text:span></text:p>
              </table:table-cell>
              <table:table-cell table:style-name="ce5"/>
            </table:table-row>
            <table:table-row table:style-name="ro2">
              <table:table-cell table:style-name="ce3">
                <text:p text:style-name="P3"><text:span text:style-name="T3">˃</text:span></text:p>
              </table:table-cell>
              <table:table-cell table:style-name="ce4">
                <text:p text:style-name="P4"><text:span text:style-name="T4">12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˅</text:span></text:p>
              </table:table-cell>
              <table:table-cell table:style-name="ce4">
                <text:p text:style-name="P4"><text:span text:style-name="T4">13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˂</text:span></text:p>
              </table:table-cell>
              <table:table-cell table:style-name="ce4">
                <text:p text:style-name="P4"><text:span text:style-name="T4">14</text:span></text:p>
              </table:table-cell>
              <table:table-cell table:style-name="ce6"/>
            </table:table-row>
            <table:table-row table:style-name="ro2">
              <table:table-cell table:style-name="ce3">
                <text:p text:style-name="P3"><text:span text:style-name="T3">ʘ</text:span></text:p>
              </table:table-cell>
              <table:table-cell table:style-name="ce4">
                <text:p text:style-name="P4"><text:span text:style-name="T4">15</text:span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9.999cm" svg:height="3.636cm" svg:x="2.635cm" svg:y="10.39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1"><text:span text:style-name="T2">A3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3">˄</text:span></text:p>
              </table:table-cell>
              <table:table-cell table:style-name="ce4">
                <text:p text:style-name="P4"><text:span text:style-name="T4">6</text:span></text:p>
              </table:table-cell>
              <table:table-cell table:style-name="ce5"/>
            </table:table-row>
            <table:table-row table:style-name="ro1">
              <table:table-cell table:style-name="ce8">
                <text:p text:style-name="P5"><text:span text:style-name="T3">˃</text:span></text:p>
              </table:table-cell>
              <table:table-cell table:style-name="ce4">
                <text:p text:style-name="P4"><text:span text:style-name="T4">7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5"><text:span text:style-name="T3">˅</text:span></text:p>
              </table:table-cell>
              <table:table-cell table:style-name="ce4">
                <text:p text:style-name="P4"><text:span text:style-name="T4">8</text:span></text:p>
              </table:table-cell>
              <table:table-cell table:style-name="ce6"/>
            </table:table-row>
            <table:table-row table:style-name="ro1">
              <table:table-cell table:style-name="ce8">
                <text:p text:style-name="P5"><text:span text:style-name="T3">˂</text:span></text:p>
              </table:table-cell>
              <table:table-cell table:style-name="ce4">
                <text:p text:style-name="P4"><text:span text:style-name="T4">9</text:span></text:p>
              </table:table-cell>
              <table:table-cell table:style-name="ce6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4">
                <text:p text:style-name="P4"><text:span text:style-name="T4">10</text:span></text:p>
              </table:table-cell>
              <table:table-cell table:style-name="ce7"/>
            </table:table-row>
          </table:table>
          <draw:image xlink:href="Pictures/TablePreview2.svm" xlink:type="simple" xlink:show="embed" xlink:actuate="onLoad"/>
        </draw:frame>
        <draw:frame draw:style-name="standard" xml:id="id15" draw:id="id15" draw:layer="layout" svg:width="9.999cm" svg:height="3.784cm" svg:x="24.385cm" svg:y="15.145cm">
          <table:table table:template-name="default" table:use-first-row-styles="true" table:use-first-column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3">
                <text:p text:style-name="P1"><text:span text:style-name="T2">C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5"><text:span text:style-name="T3">˄</text:span></text:p>
              </table:table-cell>
              <table:table-cell table:style-name="ce4">
                <text:p text:style-name="P4"><text:span text:style-name="T4">16</text:span></text:p>
              </table:table-cell>
              <table:table-cell table:style-name="ce9"/>
            </table:table-row>
            <table:table-row table:style-name="ro2">
              <table:table-cell table:style-name="ce8">
                <text:p text:style-name="P5"><text:span text:style-name="T3">˃</text:span></text:p>
              </table:table-cell>
              <table:table-cell table:style-name="ce4">
                <text:p text:style-name="P4"><text:span text:style-name="T4">17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˅</text:span></text:p>
              </table:table-cell>
              <table:table-cell table:style-name="ce4">
                <text:p text:style-name="P4"><text:span text:style-name="T4">18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˂</text:span></text:p>
              </table:table-cell>
              <table:table-cell table:style-name="ce4">
                <text:p text:style-name="P4"><text:span text:style-name="T4">19</text:span></text:p>
              </table:table-cell>
              <table:table-cell table:style-name="ce10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4">
                <text:p text:style-name="P4"><text:span text:style-name="T4">20</text:span></text:p>
              </table:table-cell>
              <table:table-cell table:style-name="ce11"/>
            </table:table-row>
          </table:table>
          <draw:image xlink:href="Pictures/TablePreview3.svm" xlink:type="simple" xlink:show="embed" xlink:actuate="onLoad"/>
        </draw:frame>
        <draw:frame draw:style-name="standard" xml:id="id1" draw:id="id1" draw:layer="layout" svg:width="9.999cm" svg:height="3.784cm" svg:x="24.385cm" svg:y="5.175cm">
          <table:table table:template-name="default" table:use-first-row-styles="true" table:use-first-column-styles="true">
            <table:table-column table:style-name="co1"/>
            <table:table-column table:style-name="co7"/>
            <table:table-column table:style-name="co6"/>
            <table:table-row table:style-name="ro1" table:default-cell-style-name="ce13">
              <table:table-cell table:style-name="ce12" table:number-columns-spanned="3">
                <text:p text:style-name="P1"><text:span text:style-name="T2">A1</text:span></text:p>
              </table:table-cell>
              <table:covered-table-cell/>
              <table:covered-table-cell/>
            </table:table-row>
            <table:table-row table:style-name="ro2">
              <table:table-cell table:style-name="ce8">
                <text:p text:style-name="P5"><text:span text:style-name="T3">˄</text:span></text:p>
              </table:table-cell>
              <table:table-cell table:style-name="ce14">
                <text:p text:style-name="P6"><text:span text:style-name="T4"><text:s/></text:span></text:p>
              </table:table-cell>
              <table:table-cell table:style-name="ce15"/>
            </table:table-row>
            <table:table-row table:style-name="ro2">
              <table:table-cell table:style-name="ce8">
                <text:p text:style-name="P5"><text:span text:style-name="T3">˃</text:span></text:p>
              </table:table-cell>
              <table:table-cell table:style-name="ce14">
                <text:p text:style-name="P6"><text:span text:style-name="T4"><text:s/></text:span></text:p>
              </table:table-cell>
              <table:table-cell table:style-name="ce16"/>
            </table:table-row>
            <table:table-row table:style-name="ro2">
              <table:table-cell table:style-name="ce8">
                <text:p text:style-name="P5"><text:span text:style-name="T3">˅</text:span></text:p>
              </table:table-cell>
              <table:table-cell table:style-name="ce14">
                <text:p text:style-name="P6"><text:span text:style-name="T4"><text:s/></text:span></text:p>
              </table:table-cell>
              <table:table-cell table:style-name="ce16"/>
            </table:table-row>
            <table:table-row table:style-name="ro2">
              <table:table-cell table:style-name="ce8">
                <text:p text:style-name="P5"><text:span text:style-name="T3">˂</text:span></text:p>
              </table:table-cell>
              <table:table-cell table:style-name="ce14">
                <text:p text:style-name="P6"><text:span text:style-name="T4"><text:s/></text:span></text:p>
              </table:table-cell>
              <table:table-cell table:style-name="ce16"/>
            </table:table-row>
            <table:table-row table:style-name="ro2">
              <table:table-cell table:style-name="ce8">
                <text:p text:style-name="P5"><text:span text:style-name="T3">ʘ</text:span></text:p>
              </table:table-cell>
              <table:table-cell table:style-name="ce14">
                <text:p text:style-name="P6"><text:span text:style-name="T4"><text:s/></text:span></text:p>
              </table:table-cell>
              <table:table-cell table:style-name="ce17">
                <text:p text:style-name="P7"><text:span text:style-name="T5">POV1 / stick RX-RY toggl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8" xml:id="id16" draw:id="id16" draw:layer="layout" svg:width="0.75cm" svg:height="0.75cm" svg:x="19.179cm" svg:y="11.1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8" xml:id="id12" draw:id="id12" draw:layer="layout" svg:width="0.75cm" svg:height="0.75cm" svg:x="21.429cm" svg:y="10.1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8" xml:id="id14" draw:id="id14" draw:layer="layout" svg:width="0.75cm" svg:height="0.75cm" svg:x="20.679cm" svg:y="10.8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8" xml:id="id2" draw:id="id2" draw:layer="layout" svg:width="0.75cm" svg:height="0.75cm" svg:x="20.179cm" svg:y="8.1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8" xml:id="id8" draw:id="id8" draw:layer="layout" svg:width="0.75cm" svg:height="0.75cm" svg:x="19.179cm" svg:y="7.8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8" xml:id="id6" draw:id="id6" draw:layer="layout" svg:width="0.75cm" svg:height="0.75cm" svg:x="19.429cm" svg:y="8.8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8" xml:id="id10" draw:id="id10" draw:layer="layout" svg:width="0.75cm" svg:height="0.75cm" svg:x="20.179cm" svg:y="9.1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standard" xml:id="id3" draw:id="id3" draw:layer="layout" svg:width="9.999cm" svg:height="1.199cm" svg:x="2.635cm" svg:y="4.66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1"><text:span text:style-name="T2">B1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4</text:span></text:p>
              </table:table-cell>
              <table:table-cell table:style-name="ce7"/>
            </table:table-row>
          </table:table>
          <draw:image xlink:href="Pictures/TablePreview5.svm" xlink:type="simple" xlink:show="embed" xlink:actuate="onLoad"/>
        </draw:frame>
        <draw:custom-shape draw:style-name="gr5" draw:text-style-name="P8" xml:id="id18" draw:id="id18" draw:layer="layout" svg:width="0.75cm" svg:height="0.75cm" svg:x="19.429cm" svg:y="13.6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8" xml:id="id4" draw:id="id4" draw:layer="layout" svg:width="0.75cm" svg:height="0.75cm" svg:x="19.929cm" svg:y="7.3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standard" xml:id="id9" draw:id="id9" draw:layer="layout" svg:width="9.999cm" svg:height="1.199cm" svg:x="24.385cm" svg:y="9.24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1"><text:span text:style-name="T2">A2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3</text:span></text:p>
              </table:table-cell>
              <table:table-cell table:style-name="ce11"/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9.997cm" svg:height="1.799cm" svg:x="24.385cm" svg:y="12.88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1"><text:span text:style-name="T2">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6">stage 1</text:span></text:p>
              </table:table-cell>
              <table:table-cell table:style-name="ce4">
                <text:p text:style-name="P4"><text:span text:style-name="T4">1</text:span></text:p>
              </table:table-cell>
              <table:table-cell table:style-name="ce11"/>
            </table:table-row>
            <table:table-row table:style-name="ro1">
              <table:table-cell table:style-name="ce8">
                <text:p text:style-name="P5"><text:span text:style-name="T7">stage 2</text:span></text:p>
              </table:table-cell>
              <table:table-cell table:style-name="ce4">
                <text:p text:style-name="P4"><text:span text:style-name="T4">2</text:span></text:p>
              </table:table-cell>
              <table:table-cell table:style-name="ce11"/>
            </table:table-row>
          </table:table>
          <draw:image xlink:href="Pictures/TablePreview7.svm" xlink:type="simple" xlink:show="embed" xlink:actuate="onLoad"/>
        </draw:frame>
        <draw:frame draw:style-name="standard" xml:id="id11" draw:id="id11" draw:layer="layout" svg:width="9.997cm" svg:height="1.799cm" svg:x="24.385cm" svg:y="10.62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1"><text:span text:style-name="T2">RAPID FIRE</text:span></text:p>
              </table:table-cell>
              <table:covered-table-cell/>
              <table:covered-table-cell/>
            </table:table-row>
            <table:table-row table:style-name="ro1">
              <table:table-cell table:style-name="ce8">
                <text:p text:style-name="P5"><text:span text:style-name="T6">push</text:span></text:p>
              </table:table-cell>
              <table:table-cell table:style-name="ce4">
                <text:p text:style-name="P4"><text:span text:style-name="T4">21</text:span></text:p>
              </table:table-cell>
              <table:table-cell table:style-name="ce11"/>
            </table:table-row>
            <table:table-row table:style-name="ro1">
              <table:table-cell table:style-name="ce8">
                <text:p text:style-name="P5"><text:span text:style-name="T7">pull</text:span></text:p>
              </table:table-cell>
              <table:table-cell table:style-name="ce4">
                <text:p text:style-name="P4"><text:span text:style-name="T4">22</text:span></text:p>
              </table:table-cell>
              <table:table-cell table:style-name="ce11"/>
            </table:table-row>
          </table:table>
          <draw:image xlink:href="Pictures/TablePreview8.svm" xlink:type="simple" xlink:show="embed" xlink:actuate="onLoad"/>
        </draw:frame>
        <draw:frame draw:style-name="standard" xml:id="id17" draw:id="id17" draw:layer="layout" svg:width="9.999cm" svg:height="1.199cm" svg:x="24.385cm" svg:y="19.085cm">
          <table:table table:template-name="default" table:use-first-row-styles="true" table:use-first-column-styles="true">
            <table:table-column table:style-name="co1"/>
            <table:table-column table:style-name="co8"/>
            <table:table-column table:style-name="co9"/>
            <table:table-row table:style-name="ro1" table:default-cell-style-name="ce2">
              <table:table-cell table:style-name="ce1" table:number-columns-spanned="3">
                <text:p text:style-name="P1"><text:span text:style-name="T2">D1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/>
              <table:table-cell>
                <text:p text:style-name="P4"><text:span text:style-name="T4">5</text:span></text:p>
              </table:table-cell>
              <table:table-cell table:style-name="ce11"/>
            </table:table-row>
          </table:table>
          <draw:image xlink:href="Pictures/TablePreview9.svm" xlink:type="simple" xlink:show="embed" xlink:actuate="onLoad"/>
        </draw:frame>
        <draw:custom-shape draw:style-name="gr6" draw:text-style-name="P8" xml:id="id20" draw:id="id20" draw:layer="layout" svg:width="2.75cm" svg:height="0.5cm" draw:transform="rotate (0.217817090648892) translate (14.787cm 16.729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standard" xml:id="id19" draw:id="id19" draw:layer="layout" svg:width="9.999cm" svg:height="2.399cm" svg:x="2.635cm" svg:y="14.325cm">
          <table:table table:template-name="default" table:use-first-row-styles="true" table:use-first-column-styles="true">
            <table:table-column table:style-name="co13"/>
            <table:table-column table:style-name="co14"/>
            <table:table-column table:style-name="co15"/>
            <table:table-row table:style-name="ro1" table:default-cell-style-name="ce2">
              <table:table-cell table:style-name="ce1" table:number-columns-spanned="3">
                <text:p text:style-name="P1"><text:span text:style-name="T2">F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3"><text:span text:style-name="T6">F1</text:span></text:p>
              </table:table-cell>
              <table:table-cell table:style-name="ce4">
                <text:p text:style-name="P4"><text:span text:style-name="T4">27</text:span></text:p>
              </table:table-cell>
              <table:table-cell table:style-name="ce5"/>
            </table:table-row>
            <table:table-row table:style-name="ro1">
              <table:table-cell table:style-name="ce3">
                <text:p text:style-name="P3"><text:span text:style-name="T6">F2</text:span></text:p>
              </table:table-cell>
              <table:table-cell table:style-name="ce4">
                <text:p text:style-name="P4"><text:span text:style-name="T4">28</text:span></text:p>
              </table:table-cell>
              <table:table-cell table:style-name="ce6"/>
            </table:table-row>
            <table:table-row table:style-name="ro1">
              <table:table-cell table:style-name="ce3">
                <text:p text:style-name="P3"><text:span text:style-name="T6">F3</text:span></text:p>
              </table:table-cell>
              <table:table-cell table:style-name="ce4">
                <text:p text:style-name="P4"><text:span text:style-name="T4">29</text:span></text:p>
              </table:table-cell>
              <table:table-cell table:style-name="ce6"/>
            </table:table-row>
          </table:table>
          <draw:image xlink:href="Pictures/TablePreview10.svm" xlink:type="simple" xlink:show="embed" xlink:actuate="onLoad"/>
        </draw:frame>
        <draw:connector draw:style-name="gr7" draw:text-style-name="P1" draw:layer="layout" svg:x1="24.385cm" svg:y1="7.067cm" svg:x2="20.929cm" svg:y2="8.51cm" draw:start-shape="id1" draw:start-glue-point="3" draw:end-shape="id2" draw:end-glue-point="6" svg:d="M24385 7067h-1715v1443h-1741" svg:viewBox="0 0 3457 1444">
          <text:p/>
        </draw:connector>
        <draw:connector draw:style-name="gr7" draw:text-style-name="P1" draw:layer="layout" draw:line-skew="-2.334cm" svg:x1="12.634cm" svg:y1="5.264cm" svg:x2="19.929cm" svg:y2="7.76cm" draw:start-shape="id3" draw:start-glue-point="1" draw:end-shape="id4" draw:end-glue-point="10" svg:d="M12634 5264h1301v2496h5994" svg:viewBox="0 0 7296 2497">
          <text:p/>
        </draw:connector>
        <draw:connector draw:style-name="gr8" draw:text-style-name="P1" draw:layer="layout" svg:x1="12.634cm" svg:y1="12.213cm" svg:x2="19.429cm" svg:y2="9.26cm" draw:start-shape="id5" draw:start-glue-point="1" draw:end-shape="id6" draw:end-glue-point="10" svg:d="M12634 12213h3385v-2953h3410" svg:viewBox="0 0 6796 2954">
          <text:p/>
        </draw:connector>
        <draw:connector draw:style-name="gr7" draw:text-style-name="P1" draw:layer="layout" svg:x1="12.634cm" svg:y1="8.247cm" svg:x2="19.179cm" svg:y2="8.26cm" draw:start-shape="id7" draw:start-glue-point="1" draw:end-shape="id8" draw:end-glue-point="10" svg:d="M12634 8247h3260v13h3285" svg:viewBox="0 0 6546 14">
          <text:p/>
        </draw:connector>
        <draw:connector draw:style-name="gr7" draw:text-style-name="P1" draw:layer="layout" svg:x1="24.385cm" svg:y1="9.844cm" svg:x2="20.929cm" svg:y2="9.51cm" draw:start-shape="id9" draw:start-glue-point="3" draw:end-shape="id10" draw:end-glue-point="6" svg:d="M24385 9844h-1715v-334h-1741" svg:viewBox="0 0 3457 335">
          <text:p/>
        </draw:connector>
        <draw:connector draw:style-name="gr7" draw:text-style-name="P1" draw:layer="layout" svg:x1="24.385cm" svg:y1="11.524cm" svg:x2="22.179cm" svg:y2="10.51cm" draw:start-shape="id11" draw:start-glue-point="3" draw:end-shape="id12" draw:end-glue-point="6" svg:d="M24385 11524h-1090v-1014h-1116" svg:viewBox="0 0 2207 1015">
          <text:p/>
        </draw:connector>
        <draw:connector draw:style-name="gr7" draw:text-style-name="P1" draw:layer="layout" svg:x1="24.385cm" svg:y1="13.784cm" svg:x2="21.429cm" svg:y2="11.26cm" draw:start-shape="id13" draw:start-glue-point="3" draw:end-shape="id14" draw:end-glue-point="6" svg:d="M24385 13784h-1465v-2524h-1491" svg:viewBox="0 0 2957 2525">
          <text:p/>
        </draw:connector>
        <draw:connector draw:style-name="gr7" draw:text-style-name="P1" draw:layer="layout" draw:line-skew="-1.735cm" svg:x1="24.385cm" svg:y1="17.037cm" svg:x2="19.929cm" svg:y2="11.51cm" draw:start-shape="id15" draw:start-glue-point="3" draw:end-shape="id16" draw:end-glue-point="6" svg:d="M24385 17037h-3950v-5527h-506" svg:viewBox="0 0 4457 5528">
          <text:p/>
        </draw:connector>
        <draw:connector draw:style-name="gr7" draw:text-style-name="P1" draw:layer="layout" svg:x1="24.385cm" svg:y1="19.684cm" svg:x2="19.805cm" svg:y2="14.385cm" draw:start-shape="id17" draw:start-glue-point="3" draw:end-shape="id18" draw:end-glue-point="8" svg:d="M24385 19684h-4580v-5299" svg:viewBox="0 0 4581 5300">
          <text:p/>
        </draw:connector>
        <draw:connector draw:style-name="gr7" draw:text-style-name="P1" draw:layer="layout" svg:x1="12.634cm" svg:y1="15.524cm" svg:x2="16.24cm" svg:y2="16.433cm" draw:start-shape="id19" draw:start-glue-point="1" draw:end-shape="id20" draw:end-glue-point="4" svg:d="M12634 15524h3606v909" svg:viewBox="0 0 3607 910">
          <text:p/>
        </draw:connector>
        <draw:frame draw:style-name="standard" draw:layer="layout" svg:width="8.571cm" svg:height="4.294cm" svg:x="14.338cm" svg:y="2.451cm">
          <table:table table:template-name="default" table:use-first-row-styles="true" table:use-first-column-styles="true">
            <table:table-column table:style-name="co16"/>
            <table:table-column table:style-name="co17"/>
            <table:table-row table:style-name="ro3">
              <table:table-cell table:style-name="ce1" table:number-columns-spanned="2">
                <text:p text:style-name="P1"><text:span text:style-name="T2">Axes</text:span></text:p>
              </table:table-cell>
              <table:covered-table-cell table:style-name="ce2"/>
            </table:table-row>
            <table:table-row table:style-name="ro3">
              <table:table-cell table:style-name="ce8">
                <text:p text:style-name="P5"><text:span text:style-name="T3">X</text:span></text:p>
              </table:table-cell>
              <table:table-cell table:style-name="ce18"/>
            </table:table-row>
            <table:table-row table:style-name="ro3">
              <table:table-cell table:style-name="ce8">
                <text:p text:style-name="P5"><text:span text:style-name="T3">Y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5"><text:span text:style-name="T3">Z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5"><text:span text:style-name="T3">RX</text:span></text:p>
              </table:table-cell>
              <table:table-cell table:style-name="ce19"/>
            </table:table-row>
            <table:table-row table:style-name="ro3">
              <table:table-cell table:style-name="ce8">
                <text:p text:style-name="P5"><text:span text:style-name="T3">RY</text:span></text:p>
              </table:table-cell>
              <table:table-cell table:style-name="ce20"/>
            </table:table-row>
            <table:table-row table:style-name="ro4">
              <table:table-cell table:style-name="ce8">
                <text:p text:style-name="P5"><text:span text:style-name="T7">RZ</text:span></text:p>
              </table:table-cell>
              <table:table-cell table:style-name="ce20"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8" xml:id="id22" draw:id="id22" draw:layer="layout" svg:width="0.75cm" svg:height="0.75cm" svg:x="15.581cm" svg:y="17.8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8" xml:id="id23" draw:id="id23" draw:layer="layout" svg:width="0.75cm" svg:height="0.75cm" svg:x="14.081cm" svg:y="17.3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standard" xml:id="id24" draw:id="id24" draw:layer="layout" svg:width="9.997cm" svg:height="2.999cm" svg:x="2.635cm" svg:y="17.105cm">
          <table:table table:template-name="default" table:use-first-row-styles="true" table:use-first-column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 table:number-columns-spanned="3">
                <text:p text:style-name="P1"><text:span text:style-name="T2">Enx</text:span></text:p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p text:style-name="P3"><text:span text:style-name="T8">En1 </text:span><text:span text:style-name="T3">˄</text:span></text:p>
              </table:table-cell>
              <table:table-cell table:style-name="ce21">
                <text:p text:style-name="P9"><text:span text:style-name="T4">23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3"><text:span text:style-name="T9">En1 </text:span><text:span text:style-name="T3">˅</text:span></text:p>
              </table:table-cell>
              <table:table-cell table:style-name="ce21">
                <text:p text:style-name="P9"><text:span text:style-name="T4">24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3"><text:span text:style-name="T8">En2 </text:span><text:span text:style-name="T3">˄</text:span></text:p>
              </table:table-cell>
              <table:table-cell table:style-name="ce21">
                <text:p text:style-name="P9"><text:span text:style-name="T4">25</text:span></text:p>
              </table:table-cell>
              <table:table-cell table:style-name="ce20"/>
            </table:table-row>
            <table:table-row table:style-name="ro1">
              <table:table-cell table:style-name="ce3">
                <text:p text:style-name="P3"><text:span text:style-name="T8">En2 </text:span><text:span text:style-name="T10">˅</text:span></text:p>
              </table:table-cell>
              <table:table-cell table:style-name="ce21">
                <text:p text:style-name="P9"><text:span text:style-name="T4">26</text:span></text:p>
              </table:table-cell>
              <table:table-cell table:style-name="ce20"/>
            </table:table-row>
          </table:table>
          <draw:image xlink:href="Pictures/TablePreview12.svm" xlink:type="simple" xlink:show="embed" xlink:actuate="onLoad"/>
        </draw:frame>
        <draw:connector draw:style-name="gr7" draw:text-style-name="P1" draw:layer="layout" svg:x1="13.344cm" svg:y1="18.182cm" svg:x2="15.957cm" svg:y2="18.635cm" draw:start-shape="id21" draw:start-glue-point="0" draw:end-shape="id22" draw:end-glue-point="8" svg:d="M13344 18182v981h2613v-528" svg:viewBox="0 0 2614 982">
          <text:p/>
        </draw:connector>
        <draw:connector draw:style-name="gr7" draw:text-style-name="P1" xml:id="id21" draw:id="id21" draw:layer="layout" svg:x1="14.081cm" svg:y1="17.76cm" svg:x2="12.632cm" svg:y2="18.604cm" draw:start-shape="id23" draw:start-glue-point="10" draw:end-shape="id24" draw:end-glue-point="1" svg:d="M14081 17760h-737v844h-712" svg:viewBox="0 0 1450 84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Wingdings" svg:font-family="Wingdings"/>
    <style:font-face style:name="Arial6" svg:font-family="Arial" style:font-family-generic="swiss"/>
    <style:font-face style:name="Arial8" svg:font-family="Arial" style:font-pitch="variable"/>
    <style:font-face style:name="Microsoft YaHei2" svg:font-family="'Microsoft YaHei'" style:font-pitch="variable"/>
    <style:font-face style:name="Wingdings1" svg:font-family="Wingdings" style:font-pitch="variable"/>
    <style:font-face style:name="Arial2" svg:font-family="Arial" style:font-family-generic="modern" style:font-pitch="variable"/>
    <style:font-face style:name="Arial" svg:font-family="Arial" style:font-adornments="Normal" style:font-family-generic="modern" style:font-pitch="variable"/>
    <style:font-face style:name="Exo" svg:font-family="Exo" style:font-family-generic="modern" style:font-pitch="variable"/>
    <style:font-face style:name="Exo1" svg:font-family="Exo" style:font-adornments="Normal" style:font-family-generic="modern" style:font-pitch="variable"/>
    <style:font-face style:name="Liberation Sans1" svg:font-family="'Liberation Sans'" style:font-family-generic="modern" style:font-pitch="variable"/>
    <style:font-face style:name="Arial5" svg:font-family="Arial" style:font-family-generic="roman" style:font-pitch="variable"/>
    <style:font-face style:name="Arial3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7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4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7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7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1T17:35:06.611000000</meta:creation-date>
    <dc:date>2021-04-01T22:34:45.036000000</dc:date>
    <meta:editing-duration>PT2H10M14S</meta:editing-duration>
    <meta:editing-cycles>29</meta:editing-cycles>
    <meta:generator>LibreOffice/7.1.2.2$Windows_X86_64 LibreOffice_project/8a45595d069ef5570103caea1b71cc9d82b2aae4</meta:generator>
    <meta:document-statistic meta:object-count="38"/>
  </office:meta>
</office:document-meta>
</file>